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Text_20_body">
      <style:text-properties officeooo:paragraph-rsid="008e7748"/>
    </style:style>
    <style:style style:name="P7" style:family="paragraph" style:parent-style-name="Text_20_body">
      <style:text-properties officeooo:paragraph-rsid="0090a1de"/>
    </style:style>
    <style:style style:name="P8" style:family="paragraph" style:parent-style-name="Text_20_body">
      <style:text-properties officeooo:paragraph-rsid="00930d40"/>
    </style:style>
    <style:style style:name="P9" style:family="paragraph" style:parent-style-name="Heading_20_1">
      <style:paragraph-properties fo:margin-top="0cm" fo:margin-bottom="0cm" loext:contextual-spacing="false"/>
    </style:style>
    <style:style style:name="P10" style:family="paragraph" style:parent-style-name="Text_20_body">
      <style:text-properties officeooo:paragraph-rsid="00932597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  <style:style style:name="T6" style:family="text">
      <style:text-properties officeooo:rsid="008ee8e3"/>
    </style:style>
    <style:style style:name="T7" style:family="text">
      <style:text-properties officeooo:rsid="0090b08b"/>
    </style:style>
    <style:style style:name="T8" style:family="text">
      <style:text-properties officeooo:rsid="00930d40"/>
    </style:style>
    <style:style style:name="T9" style:family="text">
      <style:text-properties officeooo:rsid="0093259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9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P8"/>
      <text:p text:style-name="P10">0<text:span text:style-name="T9">9</text:span>.10.2019 <text:span text:style-name="T8">- Added chapter</text:span>7.2.12 Editors - 3D View - Header - Particle - Particle mode - Particle menu.pdf</text:p>
      <text:p text:style-name="P8">0<text:span text:style-name="T8">8</text:span>.10.2019 <text:span text:style-name="T8">- Added chapter 7.2.11 Editors - 3D View - Header - Mesh - Weight Paint mode - <text:s/>Weight menu.pdf</text:span></text:p>
      <text:p text:style-name="P7">0<text:span text:style-name="T7">7</text:span>.10.2019 - <text:span text:style-name="T5">Added chapter 7.2.9 Editors - 3D View - Header - Mesh - Sculpt mode - Sculpt menu.pdf and 7.2.9.1 Editors - 3D View - Header - Mesh - Sculpt mode - Mask menu.pdf and 7.2.10 Editors - 3D View - Header - Mesh - Vertex Paint mode - Paint menu.pdf</text:span></text:p>
      <text:p text:style-name="P6">0<text:span text:style-name="T5">6</text:span>.10.2019 - <text:span text:style-name="T5">Added chapter </text:span>7.2.8.17 Editors - 3D View - Header - Armature - Edit mode - Armature menu.pdf<text:span text:style-name="T6">, 7.2.8.18 Editors - 3D View - Header - Lattice - Edit mode - Lattice menu.pdf</text:span></text:p>
      <text:p text:style-name="P6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10M31S</meta:editing-duration>
    <meta:editing-cycles>118</meta:editing-cycles>
    <meta:generator>LibreOffice/6.3.0.4$Windows_X86_64 LibreOffice_project/057fc023c990d676a43019934386b85b21a9ee99</meta:generator>
    <dc:date>2019-10-09T13:14:37.590000000</dc:date>
    <meta:document-statistic meta:table-count="1" meta:image-count="0" meta:object-count="0" meta:page-count="3" meta:paragraph-count="63" meta:word-count="902" meta:character-count="5057" meta:non-whitespace-character-count="4210"/>
    <meta:template xlink:type="simple" xlink:actuate="onRequest" xlink:title="standard1cm" xlink:href="../../../../AppData/Roaming/LibreOffice/4/user/template/standard1cm.ott" meta:date="2016-03-28T18:47:57.125000000"/>
  </office:meta>
</office:document-meta>
</file>